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ac5d0" officeooo:paragraph-rsid="000ac5d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ac5d0" officeooo:paragraph-rsid="000ac5d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ac5d0" officeooo:paragraph-rsid="001099e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b5964" officeooo:paragraph-rsid="000b596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d2a5d" officeooo:paragraph-rsid="000d2a5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bold" officeooo:rsid="000d2a5d" officeooo:paragraph-rsid="000d2a5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d2a5d" officeooo:paragraph-rsid="001099ed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bold" officeooo:rsid="000eaf6d" officeooo:paragraph-rsid="000eaf6d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bold" officeooo:rsid="001099ed" officeooo:paragraph-rsid="001099e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099ed" officeooo:paragraph-rsid="001099e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ac5d0" officeooo:paragraph-rsid="000ac5d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rsid="000ac5d0" officeooo:paragraph-rsid="000ac5d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2a5d" style:font-weight-asian="normal" style:font-weight-complex="normal"/>
    </style:style>
    <style:style style:name="T5" style:family="text">
      <style:text-properties fo:font-weight="normal" officeooo:rsid="000eaf6d" style:font-weight-asian="normal" style:font-weight-complex="normal"/>
    </style:style>
    <style:style style:name="T6" style:family="text">
      <style:text-properties fo:font-weight="normal" officeooo:rsid="000ac5d0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Bret Somsen</text:p>
      <text:p text:style-name="P12">Phone: (971) 985-5933</text:p>
      <text:p text:style-name="P12">8 NW 8<text:span text:style-name="T1">th</text:span> Ave. Apt. #812</text:p>
      <text:p text:style-name="P12">Portland, OR 97209</text:p>
      <text:p text:style-name="P12"/>
      <text:p text:style-name="P12"><text:span text:style-name="T2">Job Title:</text:span> Crew</text:p>
      <text:p text:style-name="P1"/>
      <text:p text:style-name="P2">Summary of Job History:</text:p>
      <text:p text:style-name="P2"><text:span text:style-name="T3"/></text:p>
      <text:p text:style-name="P4"><text:span text:style-name="T3">I’ve spent the last three summers working on the F/V Constance, which maintains birth in Sitka, AK. </text:span><text:span text:style-name="T4">We fished the waters in Southeast Alaska.</text:span><text:span text:style-name="T3"> There were three main species of fish that we were targeting: Ling Cod (which is techniquely a greeling, not a cod), Halibut, and both the Chinook (King)/Coho (Silver) Salmon.</text:span></text:p>
      <text:p text:style-name="P11"/>
      <text:p text:style-name="P2">Job Description:</text:p>
      <text:p text:style-name="P2"><text:span text:style-name="T3"/></text:p>
      <text:list xml:id="list3826191503831810903" text:style-name="L1">
        <text:list-item>
          <text:p text:style-name="P6"><text:span text:style-name="T3">Season would start with a full scrub down of the boat, from head-to-toe. <text:s/></text:span><text:span text:style-name="T5">Scrubbing down the hold and the entire working surface of the deck.</text:span></text:p>
        </text:list-item>
        <text:list-item>
          <text:p text:style-name="P8"><text:span text:style-name="T3">Before heading out on any trip, I would mainly be in charge of getting all the bait, hooks, fishing line and leaders pre-fabbed. Checking to make sure that we had plenty of back-ups and spares.</text:span></text:p>
        </text:list-item>
        <text:list-item>
          <text:p text:style-name="P8"><text:span text:style-name="T3">I was also in charge of making sure the boat was stocked with food and water for a three man crew, to keep us well fed for up to three weeks. Making sure to top off the freshwater tanks.</text:span></text:p>
        </text:list-item>
        <text:list-item>
          <text:p text:style-name="P8"><text:span text:style-name="T3">In between fishing for halibut and the start of the salmon season, we would haul out the boat at the dry-dock and I would be in charge of scraping the hull of all the barnacles, and then applying a fresh coat of algae repelent, matt rubber finish. Also, scrubbing and polishing the rest of the hull.</text:span></text:p>
        </text:list-item>
        <text:list-item>
          <text:p text:style-name="P8"><text:span text:style-name="T3">While we were actually out fishing, my main duty was to clean fish; this involved heading, gutting and bleeding every fish. The Constance is a freezer boat so every fish has to be ‘market quality’ before it is staged and then thrown on plates in the hold.</text:span></text:p>
        </text:list-item>
        <text:list-item>
          <text:p text:style-name="P8"><text:span text:style-name="T3">Also, since the Constance is a freezer boat, I would start my day by hopping in the hold, which is held at a balmy -40 degrees F, and glaze the fish. Which is dipping each fish in a barrel of salt water to create a layer of ice that would protect each fish from freezer burn.</text:span></text:p>
        </text:list-item>
        <text:list-item>
          <text:p text:style-name="P9"><text:span text:style-name="T3">At the end of each trip, once back in town, we would unload the product and then it would be up to me to make sure that the deck/hold were again scrubbed to a satisfactory level so that we would be ready to head back out. Again, topping off the freshwater tanks and making sure that the food stores were back up to par.</text:span></text:p>
        </text:list-item>
      </text:list>
      <text:p text:style-name="P10"><text:span text:style-name="T3"/></text:p>
      <text:p text:style-name="P3">Employer:</text:p>
      <text:p text:style-name="P3"/>
      <text:p text:style-name="P3"><text:span text:style-name="T4">F/V Constance LLC.</text:span></text:p>
      <text:p text:style-name="P3"><text:span text:style-name="T4"/></text:p>
      <text:p text:style-name="P3"><text:span text:style-name="T4">May-September, 2014-16</text:span></text:p>
      <text:p text:style-name="P7"><text:span text:style-name="T3"/></text:p>
      <text:p text:style-name="P7"><text:span text:style-name="T3">Skipper: Olin Martinson</text:span></text:p>
      <text:p text:style-name="P7"><text:span text:style-name="T3">Contact: (360)510-8849</text:span></text:p>
      <text:p text:style-name="P7"><text:span text:style-name="T3">email: bigo4420@hotmail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8:03:40.253774896</meta:creation-date>
    <dc:date>2017-11-06T00:29:11.897343872</dc:date>
    <meta:editing-duration>PT17M34S</meta:editing-duration>
    <meta:editing-cycles>2</meta:editing-cycles>
    <meta:generator>LibreOffice/5.2.2.2$Linux_X86_64 LibreOffice_project/20m0$Build-2</meta:generator>
    <meta:document-statistic meta:table-count="0" meta:image-count="0" meta:object-count="0" meta:page-count="1" meta:paragraph-count="21" meta:word-count="418" meta:character-count="2240" meta:non-whitespace-character-count="1849"/>
  </office:meta>
</office:document-meta>
</file>